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-0.026cm" fo:margin-right="-0.159cm" fo:text-indent="0cm" style:auto-text-indent="false" fo:break-before="auto" fo:break-after="auto">
        <style:tab-stops>
          <style:tab-stop style:position="17.013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_entete#%</text:p>
      <text:p text:style-name="P2">%#include AL/AGLS/commun/dateAdresse/dateAdresse_Commun#%</text:p>
      <text:p text:style-name="Standard"/>
      <text:p text:style-name="Standard"/>
      <text:p text:style-name="Standard"/>
      <text:p text:style-name="Standard"><text:span text:style-name="T1">%=droitEcheanceAffilieInd_no_label=% :</text:span> <text:span text:style-name="T2">%=droitEcheanceAffilieInd_no_val=% </text:span></text:p>
      <text:p text:style-name="Standard"/>
      <text:p text:style-name="P1">%=droitEcheanceAffilie_concerne_label=% - %=droitEcheanceAffilieInd_concerne_val=%</text:p>
      <text:p text:style-name="Standard"/>
      <text:p text:style-name="Standard"/>
      <text:p text:style-name="Standard"/>
      <text:p text:style-name="Standard">%=droitEcheanceAffilieInd_politesse=%</text:p>
      <text:p text:style-name="Standard"/>
      <text:p text:style-name="Standard">%=droitEcheanceAffilieInd_texteDebut=%</text:p>
      <text:p text:style-name="Standard"/>
      <text:p text:style-name="Standard"/>
      <text:p text:style-name="Standard">%#include AL/echeances/listeDroitsEcheancesAffilie#%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1-10-24T16:09:14</dc:date>
    <meta:editing-cycles>42</meta:editing-cycles>
    <meta:editing-duration>PT14H38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30" meta:character-count="361"/>
  </office:meta>
</office:document-meta>
</file>